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automatic-styles>
    <style:style style:name="P1" style:family="paragraph" style:parent-style-name="Heading_20_1" style:master-page-name="Standard">
      <style:paragraph-properties fo:break-before="auto" fo:text-indent="0cm" fo:line-height="100%" fo:margin-top="0cm" fo:margin-bottom="0cm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0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2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3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2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2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8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9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0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1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3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2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2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2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2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3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4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5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6" style:family="paragraph" style:parent-style-name="Standard">
      <style:paragraph-properties fo:break-before="auto" fo:text-indent="0cm" fo:line-height="100%" fo:margin-left="0cm" style:writing-mode="lr-tb"/>
    </style:style>
  </office:automatic-styles>
  <office:body>
    <office:text>
      <text:list text:style-name="LS1" xml:id="list0">
        <text:list-item>
          <text:h text:style-name="P1" text:outline-level="10"><text:span text:style-name="T1_1">WEST</text:span><text:span text:style-name="T1_2"><text:s/></text:span><text:span text:style-name="T1_3">PIEDMONT</text:span><text:span text:style-name="T1_4"><text:s/></text:span><text:span text:style-name="T1_5">HEALTH</text:span><text:span text:style-name="T1_6"><text:s/></text:span><text:span text:style-name="T1_7">DISTRICT</text:span></text:h>
        </text:list-item>
      </text:list>
      <text:p text:style-name="P2"/>
      <text:p text:style-name="P3"/>
      <text:p text:style-name="P4"><text:span text:style-name="T4_1">Elizabeth</text:span><text:span text:style-name="T4_2"><text:s/></text:span><text:span text:style-name="T4_3">W</text:span><text:span text:style-name="T4_4">.<text:s/></text:span><text:span text:style-name="T4_5">Roycroft</text:span><text:span text:style-name="T4_6">,<text:s/></text:span><text:span text:style-name="T4_7">M</text:span><text:span text:style-name="T4_8">.</text:span><text:span text:style-name="T4_9">D</text:span><text:span text:style-name="T4_10">.</text:span></text:p>
      <text:p text:style-name="P5"><text:span text:style-name="T5_1">District</text:span><text:span text:style-name="T5_2"><text:s/></text:span><text:span text:style-name="T5_3">Director</text:span><text:span text:style-name="T5_4"><text:s/></text:span></text:p>
      <text:p text:style-name="P6"/>
      <text:p text:style-name="P7"><text:span text:style-name="T7_1">Kathy</text:span><text:span text:style-name="T7_2"><text:s/></text:span><text:span text:style-name="T7_3">Eanes</text:span></text:p>
      <text:p text:style-name="P8"><text:span text:style-name="T8_1">Secretary</text:span></text:p>
      <text:p text:style-name="P9"/>
      <text:p text:style-name="P10"><text:span text:style-name="T10_1">Charles</text:span><text:span text:style-name="T10_2"><text:s/></text:span><text:span text:style-name="T10_3">Toothman</text:span></text:p>
      <text:p text:style-name="P11"><text:span text:style-name="T11_1">Business</text:span><text:span text:style-name="T11_2"><text:s/></text:span><text:span text:style-name="T11_3">Manager</text:span></text:p>
      <text:p text:style-name="P12"/>
      <text:p text:style-name="P13"><text:span text:style-name="T13_1">Tim</text:span><text:span text:style-name="T13_2"><text:s/></text:span><text:span text:style-name="T13_3">Baker</text:span></text:p>
      <text:p text:style-name="P14"><text:span text:style-name="T14_1">Environmental</text:span><text:span text:style-name="T14_2"><text:s/></text:span><text:span text:style-name="T14_3">Health</text:span><text:span text:style-name="T14_4"><text:s/></text:span><text:span text:style-name="T14_5">Manager</text:span><text:span text:style-name="T14_6"><text:s/></text:span></text:p>
      <text:p text:style-name="P15"/>
      <text:p text:style-name="P16"><text:span text:style-name="T16_1">Jan</text:span><text:span text:style-name="T16_2"><text:s/></text:span><text:span text:style-name="T16_3">Smith</text:span><text:span text:style-name="T16_4">,<text:s/></text:span><text:span text:style-name="T16_5">R</text:span><text:span text:style-name="T16_6">.</text:span><text:span text:style-name="T16_7">N</text:span><text:span text:style-name="T16_8">.</text:span></text:p>
      <text:p text:style-name="P17"><text:span text:style-name="T17_1">Nurse</text:span><text:span text:style-name="T17_2"><text:s/></text:span><text:span text:style-name="T17_3">Manager</text:span><text:span text:style-name="T17_4"><text:s/></text:span></text:p>
      <text:p text:style-name="P18"/>
      <text:p text:style-name="P19"/>
      <text:p text:style-name="P20"><text:span text:style-name="T20_1">Henry</text:span><text:span text:style-name="T20_2">/</text:span><text:span text:style-name="T20_3">Martinsville</text:span><text:span text:style-name="T20_4"><text:s/></text:span><text:span text:style-name="T20_5">H</text:span><text:span text:style-name="T20_6">.</text:span><text:span text:style-name="T20_7">D</text:span><text:span text:style-name="T20_8">.</text:span><text:span text:style-name="T20_9"><text:tab/></text:span><text:span text:style-name="T20_10">COST</text:span><text:span text:style-name="T20_11"><text:s/></text:span><text:span text:style-name="T20_12">CODE</text:span><text:span text:style-name="T20_13">:<text:s text:c="2"/>016</text:span></text:p>
      <text:p text:style-name="P21"><text:span text:style-name="T21_1">(</text:span><text:span text:style-name="T21_2">Headquarters</text:span><text:span text:style-name="T21_3"><text:s/></text:span><text:span text:style-name="T21_4">Office</text:span><text:span text:style-name="T21_5">)<text:tab/></text:span><text:span text:style-name="T21_6">FIPS</text:span><text:span text:style-name="T21_7"><text:s/></text:span><text:span text:style-name="T21_8">CODE</text:span><text:span text:style-name="T21_9">:<text:s text:c="2"/>690</text:span></text:p>
      <text:p text:style-name="P22"><text:span text:style-name="T22_1">295<text:s/></text:span><text:span text:style-name="T22_2">Commonwealth</text:span><text:span text:style-name="T22_3"><text:s/></text:span><text:span text:style-name="T22_4">Boulevard</text:span><text:span text:style-name="T22_5"><text:tab/>(540)<text:s/>638-2311</text:span></text:p>
      <text:p text:style-name="P23"><text:span text:style-name="T23_1">P</text:span><text:span text:style-name="T23_2">.<text:s/></text:span><text:span text:style-name="T23_3">O</text:span><text:span text:style-name="T23_4">.<text:s/></text:span><text:span text:style-name="T23_5">Box</text:span><text:span text:style-name="T23_6"><text:s/>1032<text:tab/></text:span><text:span text:style-name="T23_7">FAX</text:span><text:span text:style-name="T23_8"><text:s/>(540)<text:s/>638-3537</text:span></text:p>
      <text:p text:style-name="P24"><text:span text:style-name="T24_1"><text:tab/></text:span><text:span text:style-name="T24_2">Martinsville</text:span><text:span text:style-name="T24_3">,<text:s/></text:span><text:span text:style-name="T24_4">VA</text:span><text:span text:style-name="T24_5"><text:s/>24114</text:span></text:p>
      <text:p text:style-name="P25"/>
      <text:p text:style-name="P26"><text:span text:style-name="T26_1">Franklin</text:span><text:span text:style-name="T26_2"><text:s/></text:span><text:span text:style-name="T26_3">County</text:span><text:span text:style-name="T26_4"><text:s/></text:span><text:span text:style-name="T26_5">H</text:span><text:span text:style-name="T26_6">.</text:span><text:span text:style-name="T26_7">D</text:span><text:span text:style-name="T26_8">.</text:span></text:p>
      <text:p text:style-name="P27"><text:span text:style-name="T27_1">1488<text:s/></text:span><text:span text:style-name="T27_2">Franklin</text:span><text:span text:style-name="T27_3"><text:s/></text:span><text:span text:style-name="T27_4">St</text:span><text:span text:style-name="T27_5">.<text:tab/></text:span><text:span text:style-name="T27_6">FIPS</text:span><text:span text:style-name="T27_7"><text:s/></text:span><text:span text:style-name="T27_8">CODE</text:span><text:span text:style-name="T27_9">:<text:s text:c="2"/>067</text:span></text:p>
      <text:p text:style-name="P28"><text:span text:style-name="T28_1">Route</text:span><text:span text:style-name="T28_2"><text:s/>40,<text:s/></text:span><text:span text:style-name="T28_3">West</text:span><text:span text:style-name="T28_4"><text:tab/>(540)<text:s/>483-5602</text:span></text:p>
      <text:p text:style-name="P29"><text:span text:style-name="T29_1">P</text:span><text:span text:style-name="T29_2">.<text:s/></text:span><text:span text:style-name="T29_3">O</text:span><text:span text:style-name="T29_4">.<text:s/></text:span><text:span text:style-name="T29_5">Box</text:span><text:span text:style-name="T29_6"><text:s/>249<text:tab/>(540)<text:s/>483-5025</text:span></text:p>
      <text:p text:style-name="P30"><text:span text:style-name="T30_1">Rocky</text:span><text:span text:style-name="T30_2"><text:s/></text:span><text:span text:style-name="T30_3">Mount</text:span><text:span text:style-name="T30_4">,<text:s/></text:span><text:span text:style-name="T30_5">VA</text:span><text:span text:style-name="T30_6"><text:s/>24151<text:tab/></text:span><text:span text:style-name="T30_7">FAX</text:span><text:span text:style-name="T30_8"><text:s/>(540)<text:s/>483-7347</text:span></text:p>
      <text:p text:style-name="P31"/>
      <text:p text:style-name="P32"><text:span text:style-name="T32_1">Patrick</text:span><text:span text:style-name="T32_2"><text:s/></text:span><text:span text:style-name="T32_3">County</text:span><text:span text:style-name="T32_4"><text:s/></text:span><text:span text:style-name="T32_5">H</text:span><text:span text:style-name="T32_6">.</text:span><text:span text:style-name="T32_7">D</text:span><text:span text:style-name="T32_8">.</text:span><text:span text:style-name="T32_9"><text:s/></text:span></text:p>
      <text:p text:style-name="P33"><text:span text:style-name="T33_1">106<text:s/></text:span><text:span text:style-name="T33_2">Rucker</text:span><text:span text:style-name="T33_3"><text:s/></text:span><text:span text:style-name="T33_4">Street</text:span><text:span text:style-name="T33_5">,<text:s/></text:span><text:span text:style-name="T33_6">Ste</text:span><text:span text:style-name="T33_7">.<text:s/>123<text:tab/></text:span><text:span text:style-name="T33_8">FIPS</text:span><text:span text:style-name="T33_9"><text:s/></text:span><text:span text:style-name="T33_10">CODE</text:span><text:span text:style-name="T33_11">:<text:s text:c="2"/>141</text:span></text:p>
      <text:p text:style-name="P34"><text:span text:style-name="T34_1">P</text:span><text:span text:style-name="T34_2">.<text:s/></text:span><text:span text:style-name="T34_3">O</text:span><text:span text:style-name="T34_4">.<text:s/></text:span><text:span text:style-name="T34_5">Box</text:span><text:span text:style-name="T34_6"><text:s/>428<text:tab/>(540)<text:s/>694-3188</text:span></text:p>
      <text:p text:style-name="P35"><text:span text:style-name="T35_1">Stuart</text:span><text:span text:style-name="T35_2">,<text:s/></text:span><text:span text:style-name="T35_3">VA</text:span><text:span text:style-name="T35_4"><text:s/>24171<text:tab/></text:span><text:span text:style-name="T35_5">FAX</text:span><text:span text:style-name="T35_6"><text:s/>(540)<text:s/>694-6784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mic Sans MS" fo:font-size="14pt" style:font-name-asian="Comic Sans MS" style:font-size-asian="14pt" style:font-name-complex="Comic Sans MS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6pt" style:font-name-asian="Arial Narrow" style:font-size-asian="16pt" style:font-name-complex="Arial Narrow" style:font-size-complex="16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5pt" style:font-name-asian="Arial Narrow" style:font-size-asian="15pt" style:font-name-complex="Arial Narrow" style:font-size-complex="15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4pt" style:font-name-asian="Arial Narrow" style:font-size-asian="14pt" style:font-name-complex="Arial Narrow" style:font-size-complex="14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3pt" style:font-name-asian="Arial Narrow" style:font-size-asian="13pt" style:font-name-complex="Arial Narrow" style:font-size-complex="13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-1.778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normal" style:font-weight-asian="normal" style:font-weight-complex="normal" style:text-underline-style="solid" style:text-underline-color="font-color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style:style style:name="List1Level0" style:family="text">
      <style:text-properties style:font-name="Arial" style:font-name-asian="Arial" style:font-name-complex="Arial"/>
    </style:style>
    <style:style style:name="List1Level1" style:family="text">
      <style:text-properties style:font-name="Arial" style:font-name-asian="Arial" style:font-name-complex="Arial"/>
    </style:style>
    <style:style style:name="List1Level2" style:family="text">
      <style:text-properties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List1Level3" style:family="text">
      <style:text-properties style:font-name="Arial" style:font-name-asian="Arial" style:font-name-complex="Arial"/>
    </style:style>
    <style:style style:name="List1Level4" style:family="text">
      <style:text-properties style:font-name="Arial" style:font-name-asian="Arial" style:font-name-complex="Arial"/>
    </style:style>
    <style:style style:name="List1Level5" style:family="text">
      <style:text-properties style:font-name="Arial" style:font-name-asian="Arial" style:font-name-complex="Arial"/>
    </style:style>
    <style:style style:name="List1Level6" style:family="text">
      <style:text-properties style:font-name="Arial" style:font-name-asian="Arial" style:font-name-complex="Arial"/>
    </style:style>
    <style:style style:name="List1Level7" style:family="text">
      <style:text-properties style:font-name="Arial" style:font-name-asian="Arial" style:font-name-complex="Arial"/>
    </style:style>
    <style:style style:name="List1Level8" style:family="text">
      <style:text-properties style:font-name="Arial" style:font-name-asian="Arial" style:font-name-complex="Arial"/>
    </style:style>
    <text:list-style style:name="LS1">
      <text:list-level-style-number style:num-format="1" text:style-name="List1Level0" style:num-suffix="." text:level="1">
        <style:list-level-properties text:space-before="0.635cm" text:min-label-width="-0.635cm" fo:text-align="start"/>
        <style:text-properties style:font-name="Arial" style:font-name-asian="Arial" style:font-name-complex="Arial"/>
      </text:list-level-style-number>
      <text:list-level-style-number style:num-format="1" text:display-levels="2" text:style-name="List1Level1" text:level="2">
        <style:list-level-properties text:space-before="1.905cm" text:min-label-width="-1.905cm" fo:text-align="start"/>
        <style:text-properties style:font-name="Arial" style:font-name-asian="Arial" style:font-name-complex="Arial"/>
      </text:list-level-style-number>
      <text:list-level-style-number style:num-format="1" text:display-levels="3" text:style-name="List1Level2" text:level="3">
        <style:list-level-properties text:space-before="3.492cm" text:min-label-width="-3.492cm" fo:text-align="start"/>
        <style:text-properties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/>
      </text:list-level-style-number>
      <text:list-level-style-number style:num-format="1" text:display-levels="4" text:style-name="List1Level3" text:level="4">
        <style:list-level-properties text:space-before="4.445cm" text:min-label-width="-4.445cm" fo:text-align="start"/>
        <style:text-properties style:font-name="Arial" style:font-name-asian="Arial" style:font-name-complex="Arial"/>
      </text:list-level-style-number>
      <text:list-level-style-number style:num-format="1" text:display-levels="5" text:style-name="List1Level4" text:level="5">
        <style:list-level-properties text:space-before="5.715cm" text:min-label-width="-3.937cm" fo:text-align="start"/>
        <style:text-properties style:font-name="Arial" style:font-name-asian="Arial" style:font-name-complex="Arial"/>
      </text:list-level-style-number>
      <text:list-level-style-number style:num-format="1" text:display-levels="6" text:style-name="List1Level5" text:level="6">
        <style:list-level-properties text:space-before="7.302cm" text:min-label-width="-5.27cm" fo:text-align="start"/>
        <style:text-properties style:font-name="Arial" style:font-name-asian="Arial" style:font-name-complex="Arial"/>
      </text:list-level-style-number>
      <text:list-level-style-number style:num-format="1" text:display-levels="7" text:style-name="List1Level6" text:level="7">
        <style:list-level-properties text:space-before="8.255cm" text:min-label-width="-5.969cm" fo:text-align="start"/>
        <style:text-properties style:font-name="Arial" style:font-name-asian="Arial" style:font-name-complex="Arial"/>
      </text:list-level-style-number>
      <text:list-level-style-number style:num-format="1" text:display-levels="8" text:style-name="List1Level7" text:level="8">
        <style:list-level-properties text:space-before="9.525cm" text:min-label-width="-6.985cm" fo:text-align="start"/>
        <style:text-properties style:font-name="Arial" style:font-name-asian="Arial" style:font-name-complex="Arial"/>
      </text:list-level-style-number>
      <text:list-level-style-number style:num-format="1" text:display-levels="9" text:style-name="List1Level8" text:level="9">
        <style:list-level-properties text:space-before="11.112cm" text:min-label-width="-8.318cm" fo:text-align="start"/>
        <style:text-properties style:font-name="Arial" style:font-name-asian="Arial" style:font-name-complex="Arial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